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26AFEBCAF7106FEEC3C.png" manifest:media-type="image/png"/>
  <manifest:file-entry manifest:full-path="Pictures/10000201000000A8000000293F61814E88522ABE.png" manifest:media-type="image/png"/>
  <manifest:file-entry manifest:full-path="Pictures/10000000000004FD0000041A9760DD38BBF828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1cm, 0.246cm, 0.291cm, 0.24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99cm, 0.083cm, 0.613cm, 0.199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8.399cm" svg:height="6.599cm" svg:x="7cm" svg:y="3.6cm">
            <draw:image xlink:href="Pictures/10000000000004FD0000041A9760DD38BBF82847.png" xlink:type="simple" xlink:show="embed" xlink:actuate="onLoad" loext:mime-type="image/png">
              <text:p/>
            </draw:image>
          </draw:frame>
          <draw:frame draw:style-name="gr2" draw:text-style-name="P1" draw:layer="layout" svg:width="4.444cm" svg:height="1.083cm" svg:x="8.977cm" svg:y="10.317cm">
            <draw:image xlink:href="Pictures/10000201000000A8000000293F61814E88522ABE.png" xlink:type="simple" xlink:show="embed" xlink:actuate="onLoad" loext:mime-type="image/png">
              <text:p/>
            </draw:image>
          </draw:frame>
        </draw:g>
        <draw:frame draw:style-name="gr3" draw:text-style-name="P1" draw:layer="layout" svg:width="5.814cm" svg:height="7.274cm" svg:x="15.386cm" svg:y="3.863cm">
          <draw:image xlink:href="Pictures/10000201000001C20000026AFEBCAF7106FEEC3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23:11:37.096227780</meta:creation-date>
    <dc:date>2023-02-12T23:14:29.905877536</dc:date>
    <meta:editing-duration>PT19S</meta:editing-duration>
    <meta:editing-cycles>1</meta:editing-cycles>
    <meta:document-statistic meta:object-count="27"/>
    <meta:generator>LibreOffice/6.4.7.2$Linux_X86_64 LibreOffice_project/40$Build-2</meta:generator>
  </office:meta>
</office:document-meta>
</file>